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Rachel McGuigan Lab 3 Networks</text:p>
          </table:table-cell>
          <table:table-cell/>
        </table:table-row>
        <table:table-row table:style-name="ro2">
          <table:table-cell office:value-type="string">
            <text:p>CLOCK- all were 0 time. </text:p>
          </table:table-cell>
          <table:table-cell/>
        </table:table-row>
        <table:table-row table:style-name="ro2">
          <table:table-cell office:value-type="string">
            <text:p>TIME <text:s/></text:p>
          </table:table-cell>
          <table:table-cell/>
        </table:table-row>
        <table:table-row table:style-name="ro2">
          <table:table-cell office:value-type="string">
            <text:p>file size</text:p>
          </table:table-cell>
          <table:table-cell office:value-type="string">
            <text:p>avg sec</text:p>
          </table:table-cell>
        </table:table-row>
        <table:table-row table:style-name="ro2">
          <table:table-cell office:value-type="float" office:value="11050">
            <text:p>1105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596939">
            <text:p>596939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639952">
            <text:p>2639952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93912">
            <text:p>193912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20350">
            <text:p>120350</text:p>
          </table:table-cell>
          <table:table-cell office:value-type="string">
            <text:p>too big</text:p>
          </table:table-cell>
        </table:table-row>
        <table:table-row table:style-name="ro2">
          <table:table-cell office:value-type="float" office:value="41551">
            <text:p>41551</text:p>
          </table:table-cell>
          <table:table-cell office:value-type="float" office:value="25">
            <text:p>25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>
            <text:p>Clock 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Report </text:p>
          </table:table-cell>
          <table:table-cell/>
        </table:table-row>
        <table:table-row table:style-name="ro2">
          <table:table-cell office:value-type="string">
            <text:p>through out this lab there were many complaints that both clock and times function were useless. Why? Well they are not exactly useless. </text:p>
          </table:table-cell>
          <table:table-cell/>
        </table:table-row>
        <table:table-row table:style-name="ro2">
          <table:table-cell office:value-type="string">
            <text:p>Time is used to show seconds taken for the user, the system, while clock displays in milliseconds. </text:p>
          </table:table-cell>
          <table:table-cell/>
        </table:table-row>
        <table:table-row table:style-name="ro2">
          <table:table-cell office:value-type="string">
            <text:p>UDP uses a transmission protocol that does not require an acknowledgment in this particular protocol. </text:p>
          </table:table-cell>
          <table:table-cell/>
        </table:table-row>
        <table:table-row table:style-name="ro2">
          <table:table-cell office:value-type="string">
            <text:p>I observed that clock gave back a format of time very small that required a float to display the numbers or a conversion factor that is very large</text:p>
          </table:table-cell>
          <table:table-cell/>
        </table:table-row>
        <table:table-row table:style-name="ro1">
          <table:table-cell office:value-type="string">
            <text:p>I also observed that if the file exceeded 170 KB that the server coredumped, which may have to do with the bandwidth between </text:p>
          </table:table-cell>
          <table:table-cell/>
        </table:table-row>
        <table:table-row table:style-name="ro1">
          <table:table-cell office:value-type="string">
            <text:p>the server and the client on the linux machines in the lab. </text:p>
          </table:table-cell>
          <table:table-cell/>
        </table:table-row>
        <table:table-row table:style-name="ro1">
          <table:table-cell office:value-type="string">
            <text:p>I also observed in lab that the other function: gettimeofday gave the actual seconds and no formatting was necessary. 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2/09/2012</text:date>, <text:time>17:1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9T16:43:58</meta:creation-date>
    <dc:date>2012-02-09T17:10:11</dc:date>
    <meta:editing-duration>PT00H05M30S</meta:editing-duration>
    <meta:editing-cycles>2</meta:editing-cycles>
    <meta:generator>OpenOffice.org/3.2$Unix OpenOffice.org_project/320m19$Build-9505</meta:generator>
    <meta:document-statistic meta:table-count="3" meta:cell-count="26" meta:object-count="0"/>
  </office:meta>
</office:document-meta>
</file>